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loext:graphic-properties draw:fill="none"/>
      <style:paragraph-properties fo:margin-left="-0.499cm" fo:margin-right="0cm" fo:text-indent="0cm" style:auto-text-indent="false" fo:background-color="transparent"/>
      <style:text-properties officeooo:rsid="000c7929"/>
    </style:style>
    <style:style style:name="P2" style:family="paragraph" style:parent-style-name="Standard">
      <loext:graphic-properties draw:fill="none"/>
      <style:paragraph-properties fo:margin-left="-0.499cm" fo:margin-right="0cm" fo:text-indent="0cm" style:auto-text-indent="false" fo:background-color="transparent"/>
      <style:text-properties officeooo:rsid="000c7929" officeooo:paragraph-rsid="000c7929"/>
    </style:style>
    <style:style style:name="P3" style:family="paragraph" style:parent-style-name="Standard">
      <loext:graphic-properties draw:fill="none"/>
      <style:paragraph-properties fo:margin-left="-0.499cm" fo:margin-right="0cm" fo:text-indent="0cm" style:auto-text-indent="false" fo:background-color="transparent"/>
      <style:text-properties officeooo:rsid="000c7929" officeooo:paragraph-rsid="000fa33f"/>
    </style:style>
    <style:style style:name="P4" style:family="paragraph" style:parent-style-name="Standard">
      <loext:graphic-properties draw:fill="none"/>
      <style:paragraph-properties fo:margin-left="-0.499cm" fo:margin-right="0cm" fo:text-indent="0cm" style:auto-text-indent="false" fo:background-color="transparent"/>
      <style:text-properties officeooo:rsid="000f6745" officeooo:paragraph-rsid="000f6745"/>
    </style:style>
    <style:style style:name="P5" style:family="paragraph" style:parent-style-name="Standard">
      <loext:graphic-properties draw:fill="none"/>
      <style:paragraph-properties fo:margin-left="-0.499cm" fo:margin-right="0cm" fo:text-indent="0cm" style:auto-text-indent="false" fo:background-color="transparent"/>
      <style:text-properties officeooo:rsid="000fa33f" officeooo:paragraph-rsid="000fa33f"/>
    </style:style>
    <style:style style:name="P6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officeooo:rsid="000c7929" officeooo:paragraph-rsid="000f6745"/>
    </style:style>
    <style:style style:name="P7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officeooo:rsid="000c7929" officeooo:paragraph-rsid="000c7929"/>
    </style:style>
    <style:style style:name="T1" style:family="text">
      <style:text-properties officeooo:rsid="000e784b"/>
    </style:style>
    <style:style style:name="T2" style:family="text">
      <style:text-properties officeooo:rsid="000fa33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<text:span text:style-name="T2">Q</text:span>uestion <text:span text:style-name="T1">1</text:span></text:p>
      <text:p text:style-name="P2"/>
      <text:p text:style-name="P2">#include&lt;stdio.h&gt;</text:p>
      <text:p text:style-name="P2">int main(){</text:p>
      <text:p text:style-name="P2">int a,b;</text:p>
      <text:p text:style-name="P2">printf("enter a:");</text:p>
      <text:p text:style-name="P2">scanf("%d",&amp;a);</text:p>
      <text:p text:style-name="P2">printf("enter b:");</text:p>
      <text:p text:style-name="P2">scanf("%d",&amp;b);</text:p>
      <text:p text:style-name="P2">if (a&gt;b)</text:p>
      <text:p text:style-name="P2">{</text:p>
      <text:p text:style-name="P2">printf("a is the maximum:");}</text:p>
      <text:p text:style-name="P2">else</text:p>
      <text:p text:style-name="P2">{printf("b is the maximum:");</text:p>
      <text:p text:style-name="P2">}</text:p>
      <text:p text:style-name="P2">}</text:p>
      <text:p text:style-name="P2"/>
      <text:p text:style-name="P2"><text:span text:style-name="T1">question </text:span>2</text:p>
      <text:p text:style-name="P2">#include&lt;stdio.h&gt;</text:p>
      <text:p text:style-name="P2">int main(){</text:p>
      <text:p text:style-name="P2">int a,b,c;</text:p>
      <text:p text:style-name="P2">printf("enter a:");</text:p>
      <text:p text:style-name="P2">scanf("%d",&amp;a);</text:p>
      <text:p text:style-name="P2">printf("enter b:");</text:p>
      <text:p text:style-name="P2">scanf("%d",&amp;b);</text:p>
      <text:p text:style-name="P2">printf("enter c:");</text:p>
      <text:p text:style-name="P2">scanf("%d",&amp;c);</text:p>
      <text:p text:style-name="P2">if(a&gt;b,a&gt;c){</text:p>
      <text:p text:style-name="P2">printf("a is maximum");}</text:p>
      <text:p text:style-name="P2">else if(b&gt;a,b&gt;c){</text:p>
      <text:p text:style-name="P2">printf("b is maximum");}</text:p>
      <text:p text:style-name="P2">else (c&gt;a,c&gt;b);{</text:p>
      <text:p text:style-name="P2">printf("acis maximum");}</text:p>
      <text:p text:style-name="P2">}</text:p>
      <text:p text:style-name="P2"/>
      <text:p text:style-name="P2"><text:span text:style-name="T1">question </text:span>3</text:p>
      <text:p text:style-name="P2">#include &lt;stdio.h&gt;</text:p>
      <text:p text:style-name="P2">int main(){</text:p>
      <text:p text:style-name="P2">int a;</text:p>
      <text:p text:style-name="P2">printf("enter a:");</text:p>
      <text:p text:style-name="P2">scanf("%d",&amp;a);</text:p>
      <text:p text:style-name="P2">if(a&gt;0)</text:p>
      <text:p text:style-name="P2">{printf("positive");}</text:p>
      <text:p text:style-name="P2">else if (a&lt;0)</text:p>
      <text:p text:style-name="P2">{printf("negetive");}</text:p>
      <text:p text:style-name="P2">else (a=0);</text:p>
      <text:p text:style-name="P2">{printf("zero");}</text:p>
      <text:p text:style-name="P2">}</text:p>
      <text:p text:style-name="P2"/>
      <text:p text:style-name="P2"><text:span text:style-name="T1">question </text:span>4</text:p>
      <text:p text:style-name="P2">#include &lt;stdio.h&gt;</text:p>
      <text:p text:style-name="P2"><text:soft-page-break/>int main(){</text:p>
      <text:p text:style-name="P2">int a;</text:p>
      <text:p text:style-name="P2">printf("enter a:");</text:p>
      <text:p text:style-name="P2">scanf("%d",&amp;a);</text:p>
      <text:p text:style-name="P2">if (a%5==0,a%11==0)</text:p>
      <text:p text:style-name="P2">{printf("divisible");}</text:p>
      <text:p text:style-name="P2">else</text:p>
      <text:p text:style-name="P2">{printf("not");}</text:p>
      <text:p text:style-name="P2">}</text:p>
      <text:p text:style-name="P2"/>
      <text:p text:style-name="P2"><text:span text:style-name="T1">question </text:span>5</text:p>
      <text:p text:style-name="P2">#include &lt;stdio.h&gt;</text:p>
      <text:p text:style-name="P2">#include &lt;ctype.h&gt;</text:p>
      <text:p text:style-name="P2">int main(){</text:p>
      <text:p text:style-name="P2">char a;</text:p>
      <text:p text:style-name="P2">printf("enter a:");</text:p>
      <text:p text:style-name="P2">scanf("%c",&amp;a);</text:p>
      <text:p text:style-name="P2">if (isalpha(a)){</text:p>
      <text:p text:style-name="P2">printf("is");}</text:p>
      <text:p text:style-name="P2">else{</text:p>
      <text:p text:style-name="P2">printf("no");}</text:p>
      <text:p text:style-name="P2">}</text:p>
      <text:p text:style-name="P2"/>
      <text:p text:style-name="P2"><text:span text:style-name="T1">question </text:span>6</text:p>
      <text:p text:style-name="P2">#include &lt;stdio.h&gt;</text:p>
      <text:p text:style-name="P2">#include &lt;ctype.h&gt;</text:p>
      <text:p text:style-name="P2">int main(){</text:p>
      <text:p text:style-name="P2">char n;</text:p>
      <text:p text:style-name="P2">printf("enter n:");</text:p>
      <text:p text:style-name="P2">scanf("%c",&amp;n);</text:p>
      <text:p text:style-name="P2">if (n =='a'|| n =='e'|| n =='i'|| n =='o'|| n =='u'){</text:p>
      <text:p text:style-name="P2">printf("is an vowel");}</text:p>
      <text:p text:style-name="P2">else{</text:p>
      <text:p text:style-name="P2">printf("its not a vowel");}</text:p>
      <text:p text:style-name="P2">}</text:p>
      <text:p text:style-name="P4">question 7</text:p>
      <text:p text:style-name="P4">#include &lt;stdio.h&gt;</text:p>
      <text:p text:style-name="P4">#include &lt;ctype.h&gt;</text:p>
      <text:p text:style-name="P4">int main() {</text:p>
      <text:p text:style-name="P4"><text:s/>char n;</text:p>
      <text:p text:style-name="P4"><text:s text:c="4"/>printf("Enter a character: ");</text:p>
      <text:p text:style-name="P4"><text:s text:c="4"/>scanf("%c", &amp;n);</text:p>
      <text:p text:style-name="P4"><text:s text:c="4"/>if (isalpha(n)) {</text:p>
      <text:p text:style-name="P4"><text:s text:c="8"/>printf("'%c' is an alphabet.\n", n);</text:p>
      <text:p text:style-name="P4"><text:s text:c="4"/>} else {</text:p>
      <text:p text:style-name="P4"><text:s text:c="8"/>printf("'%c' is not an alphabet.\n", n);</text:p>
      <text:p text:style-name="P4"><text:s text:c="4"/>}}</text:p>
      <text:p text:style-name="P4"/>
      <text:p text:style-name="P4">question 8</text:p>
      <text:p text:style-name="P4">#include &lt;stdio.h&gt;</text:p>
      <text:p text:style-name="P4">#include &lt;ctype.h&gt;</text:p>
      <text:p text:style-name="P4">int main() {</text:p>
      <text:p text:style-name="P4"><text:soft-page-break/><text:s/>char n;</text:p>
      <text:p text:style-name="P4"><text:s text:c="4"/>printf("Enter a character: ");</text:p>
      <text:p text:style-name="P4"><text:s text:c="4"/>scanf("%c", &amp;n);</text:p>
      <text:p text:style-name="P4"><text:s text:c="4"/>if (isalpha(n)) </text:p>
      <text:p text:style-name="P4"><text:s text:c="8"/>if (ch == 'a' || ch == 'e' || ch == 'i' || ch == 'o' || ch == 'u') {</text:p>
      <text:p text:style-name="P4"><text:s text:c="12"/>printf("'%c' is a vowel.\n", ch);</text:p>
      <text:p text:style-name="P4">else ;</text:p>
      <text:p text:style-name="P4">{printf(“a consonant”)}</text:p>
      <text:p text:style-name="P4">}</text:p>
      <text:p text:style-name="P6"/>
      <text:p text:style-name="P2"><text:span text:style-name="T1">question </text:span>9</text:p>
      <text:p text:style-name="P2">#include &lt;stdio.h&gt;</text:p>
      <text:p text:style-name="P2">#include &lt;ctype.h&gt;</text:p>
      <text:p text:style-name="P2">int main(){</text:p>
      <text:p text:style-name="P2">char n;</text:p>
      <text:p text:style-name="P2">printf("enter n:");</text:p>
      <text:p text:style-name="P2">scanf("%c",&amp;n);</text:p>
      <text:p text:style-name="P2">if (n&gt;='0' &amp;&amp; n&lt;='9'){</text:p>
      <text:p text:style-name="P2">printf("is a digit");}</text:p>
      <text:p text:style-name="P2">else if (n&gt;='a'&amp;&amp;n&lt;='z'|| n&gt;='A'&amp;&amp;n&lt;='Z')</text:p>
      <text:p text:style-name="P2">{</text:p>
      <text:p text:style-name="P2">printf("is an alphabet");}</text:p>
      <text:p text:style-name="P2">else;</text:p>
      <text:p text:style-name="P2">{printf("is a special character");}</text:p>
      <text:p text:style-name="P2">}</text:p>
      <text:p text:style-name="P2"/>
      <text:p text:style-name="P2"><text:span text:style-name="T1">question </text:span>10</text:p>
      <text:p text:style-name="P2">#include &lt;stdio.h&gt;</text:p>
      <text:p text:style-name="P2">#include &lt;ctype.h&gt;</text:p>
      <text:p text:style-name="P2">int main(){</text:p>
      <text:p text:style-name="P2">char n;</text:p>
      <text:p text:style-name="P2">printf("enter n:");</text:p>
      <text:p text:style-name="P2">scanf("%c",&amp;n);</text:p>
      <text:p text:style-name="P2">if (islower(ch)) {</text:p>
      <text:p text:style-name="P2"><text:s text:c="8"/>printf("'%c' is a lowercase letter.\n", ch);</text:p>
      <text:p text:style-name="P2"><text:s text:c="4"/>}</text:p>
      <text:p text:style-name="P2"><text:s text:c="4"/>else if (isupper(ch)) {</text:p>
      <text:p text:style-name="P2"><text:s text:c="8"/>printf("'%c' is an uppercase letter.\n", ch);</text:p>
      <text:p text:style-name="P2"><text:s text:c="4"/>}</text:p>
      <text:p text:style-name="P2">}</text:p>
      <text:p text:style-name="P2"/>
      <text:p text:style-name="P2"><text:span text:style-name="T1">question </text:span>11</text:p>
      <text:p text:style-name="P2">#include &lt;stdio.h&gt;</text:p>
      <text:p text:style-name="P2">#include &lt;ctype.h&gt;</text:p>
      <text:p text:style-name="P2">int main(){</text:p>
      <text:p text:style-name="P2">int a;</text:p>
      <text:p text:style-name="P2">printf("enter n:");</text:p>
      <text:p text:style-name="P2">scanf("%d",&amp;a);</text:p>
      <text:p text:style-name="P2">switch(a){</text:p>
      <text:p text:style-name="P2">case1:</text:p>
      <text:p text:style-name="P2">printf("today is monday");</text:p>
      <text:p text:style-name="P2">break;</text:p>
      <text:p text:style-name="P2"><text:soft-page-break/>case2:</text:p>
      <text:p text:style-name="P2">printf("today is tuesday");</text:p>
      <text:p text:style-name="P2">break;</text:p>
      <text:p text:style-name="P2">case3:</text:p>
      <text:p text:style-name="P2">printf("today is wednesday");</text:p>
      <text:p text:style-name="P2">break;</text:p>
      <text:p text:style-name="P2">case4:</text:p>
      <text:p text:style-name="P2">printf("today is thursday");</text:p>
      <text:p text:style-name="P2">break;</text:p>
      <text:p text:style-name="P2">case5:</text:p>
      <text:p text:style-name="P2">printf("today is friday");</text:p>
      <text:p text:style-name="P2">break;</text:p>
      <text:p text:style-name="P2">case6:</text:p>
      <text:p text:style-name="P2">printf("today is saturday");</text:p>
      <text:p text:style-name="P2">break;</text:p>
      <text:p text:style-name="P2">case7:</text:p>
      <text:p text:style-name="P2">printf("today is sunday");</text:p>
      <text:p text:style-name="P2">break;</text:p>
      <text:p text:style-name="P2">}}</text:p>
      <text:p text:style-name="P2"/>
      <text:p text:style-name="P2"><text:span text:style-name="T1">question </text:span>12</text:p>
      <text:p text:style-name="P2">#include &lt;stdio.h&gt;</text:p>
      <text:p text:style-name="P2">int main(){</text:p>
      <text:p text:style-name="P2">int a;</text:p>
      <text:p text:style-name="P2">printf("enter n:");</text:p>
      <text:p text:style-name="P2">scanf("%d",&amp;a);</text:p>
      <text:p text:style-name="P2">switch(a){</text:p>
      <text:p text:style-name="P2">case 1:</text:p>
      <text:p text:style-name="P2">printf("today is january");</text:p>
      <text:p text:style-name="P2">break;</text:p>
      <text:p text:style-name="P2">case 2:</text:p>
      <text:p text:style-name="P2">printf("today is february");</text:p>
      <text:p text:style-name="P2">break;</text:p>
      <text:p text:style-name="P2">case 3:</text:p>
      <text:p text:style-name="P2">printf("today is march");</text:p>
      <text:p text:style-name="P2">break;</text:p>
      <text:p text:style-name="P2">case 4:</text:p>
      <text:p text:style-name="P2">printf("today is april");</text:p>
      <text:p text:style-name="P2">break;</text:p>
      <text:p text:style-name="P2">case 5:</text:p>
      <text:p text:style-name="P2">printf("today is may");</text:p>
      <text:p text:style-name="P2">break;</text:p>
      <text:p text:style-name="P2">case 6:</text:p>
      <text:p text:style-name="P2">printf("today is june");</text:p>
      <text:p text:style-name="P2">break;</text:p>
      <text:p text:style-name="P2">case 7:</text:p>
      <text:p text:style-name="P2">printf("today is july");</text:p>
      <text:p text:style-name="P2">break;</text:p>
      <text:p text:style-name="P2">case 8:</text:p>
      <text:p text:style-name="P2">printf("today is august");</text:p>
      <text:p text:style-name="P2">break;</text:p>
      <text:p text:style-name="P2">case 9:</text:p>
      <text:p text:style-name="P2"><text:soft-page-break/>printf("today is september");</text:p>
      <text:p text:style-name="P2">break;</text:p>
      <text:p text:style-name="P2">case 10:</text:p>
      <text:p text:style-name="P2">printf("today is october");</text:p>
      <text:p text:style-name="P2">break;</text:p>
      <text:p text:style-name="P2">case 11:</text:p>
      <text:p text:style-name="P2">printf("today is novembe");</text:p>
      <text:p text:style-name="P2">break;</text:p>
      <text:p text:style-name="P2">case 12:</text:p>
      <text:p text:style-name="P2">printf("today is december");</text:p>
      <text:p text:style-name="P2">break;</text:p>
      <text:p text:style-name="P2">}}</text:p>
      <text:p text:style-name="P2"/>
      <text:p text:style-name="P2"><text:span text:style-name="T1">question </text:span>13</text:p>
      <text:p text:style-name="P2">#include &lt;stdio.h&gt;</text:p>
      <text:p text:style-name="P2"/>
      <text:p text:style-name="P2">int main() {</text:p>
      <text:p text:style-name="P2"><text:s text:c="4"/>int amount;</text:p>
      <text:p text:style-name="P2"><text:s text:c="4"/>int note100, note50, note20, notes10, notes5, notes1;</text:p>
      <text:p text:style-name="P2"><text:s text:c="4"/>printf("Enter the amount: ");</text:p>
      <text:p text:style-name="P2"><text:s text:c="4"/>scanf("%d", &amp;amount);</text:p>
      <text:p text:style-name="P2"><text:s text:c="4"/>notes100 = notes50 = notes20 = notes10 = notes5 = notes1 = 0;</text:p>
      <text:p text:style-name="P2"><text:s text:c="4"/>notes100 = amount / 100;</text:p>
      <text:p text:style-name="P2"><text:s text:c="4"/>amount = amount % 100;</text:p>
      <text:p text:style-name="P2"><text:s text:c="4"/>notes50 = amount / 50;</text:p>
      <text:p text:style-name="P2"><text:s text:c="4"/>amount = amount % 50;</text:p>
      <text:p text:style-name="P2"><text:s text:c="4"/>notes20 = amount / 20;</text:p>
      <text:p text:style-name="P2"><text:s text:c="4"/>amount = amount % 20;</text:p>
      <text:p text:style-name="P2"><text:s text:c="4"/>notes10 = amount / 10;</text:p>
      <text:p text:style-name="P2"><text:s text:c="4"/>amount = amount % 10;</text:p>
      <text:p text:style-name="P2"><text:s text:c="4"/>notes5 = amount / 5;</text:p>
      <text:p text:style-name="P2"><text:s text:c="4"/>amount = amount % 5;</text:p>
      <text:p text:style-name="P2"><text:s text:c="4"/>notes1 = amount / 1;</text:p>
      <text:p text:style-name="P2"><text:s text:c="4"/>amount = amount % 1;</text:p>
      <text:p text:style-name="P2"><text:s text:c="4"/>printf("100 notes:");</text:p>
      <text:p text:style-name="P2"><text:s text:c="4"/>printf("50 notes: ");</text:p>
      <text:p text:style-name="P2"><text:s text:c="4"/>printf("20 notes: ");</text:p>
      <text:p text:style-name="P2"><text:s text:c="4"/>printf("10 notes: ");</text:p>
      <text:p text:style-name="P2"><text:s text:c="4"/>printf("5 notes:" );</text:p>
      <text:p text:style-name="P2"><text:s text:c="4"/>printf("1 notes: ");</text:p>
      <text:p text:style-name="P2">}</text:p>
      <text:p text:style-name="P2"/>
      <text:p text:style-name="P2"><text:span text:style-name="T1">question </text:span>14</text:p>
      <text:p text:style-name="P2">#include &lt;stdio.h&gt;</text:p>
      <text:p text:style-name="P2">int main(){</text:p>
      <text:p text:style-name="P2">int a,b,c,d;</text:p>
      <text:p text:style-name="P2">printf("enter a:");</text:p>
      <text:p text:style-name="P2">scanf("%d",&amp;a);</text:p>
      <text:p text:style-name="P2">printf("enter b:");</text:p>
      <text:p text:style-name="P2">scanf("%d",&amp;b);</text:p>
      <text:p text:style-name="P2">printf("enter c:");</text:p>
      <text:p text:style-name="P2">scanf("%d",&amp;c);</text:p>
      <text:p text:style-name="P2"><text:soft-page-break/>d=a+b+c;</text:p>
      <text:p text:style-name="P2">if (d==180){</text:p>
      <text:p text:style-name="P2">printf("valid triangle");</text:p>
      <text:p text:style-name="P2">}else{</text:p>
      <text:p text:style-name="P2">printf("invalid triangle");</text:p>
      <text:p text:style-name="P2"><text:s text:c="4"/>}</text:p>
      <text:p text:style-name="P2">}</text:p>
      <text:p text:style-name="P2"/>
      <text:p text:style-name="P2"><text:span text:style-name="T1">question </text:span>15</text:p>
      <text:p text:style-name="P2">#include &lt;stdio.h&gt;</text:p>
      <text:p text:style-name="P2">int main(){</text:p>
      <text:p text:style-name="P2">int a,b,c;</text:p>
      <text:p text:style-name="P2">printf("enter a:");</text:p>
      <text:p text:style-name="P2">scanf("%d",&amp;a);</text:p>
      <text:p text:style-name="P2">printf("enter b:");</text:p>
      <text:p text:style-name="P2">scanf("%d",&amp;b);</text:p>
      <text:p text:style-name="P2">printf("enter c:");</text:p>
      <text:p text:style-name="P2">scanf("%d",&amp;c);</text:p>
      <text:p text:style-name="P2">if (a+b&gt;c){</text:p>
      <text:p text:style-name="P2"><text:s text:c="4"/>printf("valid triangle");</text:p>
      <text:p text:style-name="P2">}else{</text:p>
      <text:p text:style-name="P2"><text:s text:c="4"/>printf("invalid triangle");</text:p>
      <text:p text:style-name="P2"><text:s text:c="4"/>}</text:p>
      <text:p text:style-name="P2">}</text:p>
      <text:p text:style-name="P2"/>
      <text:p text:style-name="P2"><text:span text:style-name="T1">question </text:span>16</text:p>
      <text:p text:style-name="P2">#include &lt;stdio.h&gt;</text:p>
      <text:p text:style-name="P2">int main(){</text:p>
      <text:p text:style-name="P2">int a,b,c;</text:p>
      <text:p text:style-name="P2">printf("enter a:");</text:p>
      <text:p text:style-name="P2">scanf("%d",&amp;a);</text:p>
      <text:p text:style-name="P2">printf("enter b:");</text:p>
      <text:p text:style-name="P2">scanf("%d",&amp;b);</text:p>
      <text:p text:style-name="P2">printf("enter c:");</text:p>
      <text:p text:style-name="P2">scanf("%d",&amp;c);</text:p>
      <text:p text:style-name="P2">if (a==b&amp;&amp;b==c&amp;&amp;a==c)</text:p>
      <text:p text:style-name="P2">{printf("equilateral triangle");}</text:p>
      <text:p text:style-name="P2">else if (a==b, b!=c)</text:p>
      <text:p text:style-name="P2">{printf("isoceles triangle");}</text:p>
      <text:p text:style-name="P2">else if (a==c, c!=b)</text:p>
      <text:p text:style-name="P2">{printf("isoceles triangle");}</text:p>
      <text:p text:style-name="P2">else if (b==c, b!=a)</text:p>
      <text:p text:style-name="P2">{printf("isoceles triangle");}</text:p>
      <text:p text:style-name="P2">else</text:p>
      <text:p text:style-name="P2">{printf("scalene trinagle");}</text:p>
      <text:p text:style-name="P2">}</text:p>
      <text:p text:style-name="P2"/>
      <text:p text:style-name="P2"><text:span text:style-name="T1">question </text:span>17</text:p>
      <text:p text:style-name="P2"/>
      <text:p text:style-name="P2">#include &lt;stdio.h&gt;</text:p>
      <text:p text:style-name="P2">#include &lt;math.h&gt;</text:p>
      <text:p text:style-name="P2">int main(){</text:p>
      <text:p text:style-name="P2"><text:soft-page-break/>int a,b,c;</text:p>
      <text:p text:style-name="P2">float d1,d2;</text:p>
      <text:p text:style-name="P2">printf("enter a:");</text:p>
      <text:p text:style-name="P2">scanf("%d",&amp;a);</text:p>
      <text:p text:style-name="P2">printf("enter b:");</text:p>
      <text:p text:style-name="P2">scanf("%d",&amp;b);</text:p>
      <text:p text:style-name="P2">printf("enter c:");</text:p>
      <text:p text:style-name="P2">scanf("%d",&amp;c);</text:p>
      <text:p text:style-name="P2">d1=(b+sqrt(b*b-4*a*c))/2*a;</text:p>
      <text:p text:style-name="P2">d2=(b-sqrt(b*b-4*a*c))/2*a;</text:p>
      <text:p text:style-name="P2">printf("root is d1%f: ",d1);</text:p>
      <text:p text:style-name="P2">printf("root is d2%f: ",d2);}</text:p>
      <text:p text:style-name="P2"/>
      <text:p text:style-name="P2"><text:span text:style-name="T1">question </text:span>18</text:p>
      <text:p text:style-name="P3">#include &lt;stdio.h&gt;</text:p>
      <text:p text:style-name="P3">int main() {</text:p>
      <text:p text:style-name="P2"><text:s/>float <text:span text:style-name="T2">cp,sp</text:span></text:p>
      <text:p text:style-name="P5">float profit</text:p>
      <text:p text:style-name="P2"><text:s text:c="2"/>printf("Enter <text:span text:style-name="T2">cp </text:span>: ");</text:p>
      <text:p text:style-name="P2"><text:s text:c="4"/>scanf("%f", &amp;<text:span text:style-name="T2">cp</text:span>);</text:p>
      <text:p text:style-name="P2"/>
      <text:p text:style-name="P2"><text:s text:c="4"/>printf("Enter <text:span text:style-name="T2">sp</text:span> ");</text:p>
      <text:p text:style-name="P2"><text:s text:c="4"/>scanf("%f", &amp;<text:span text:style-name="T2">sp</text:span>);</text:p>
      <text:p text:style-name="P2"/>
      <text:p text:style-name="P2"><text:s text:c="4"/>profit = <text:span text:style-name="T2">sp-cp;</text:span></text:p>
      <text:p text:style-name="P7"/>
      <text:p text:style-name="P3"><text:s text:c="4"/>if (profit &gt; 0)</text:p>
      <text:p text:style-name="P3"><text:s/>{printf("Profit: ");</text:p>
      <text:p text:style-name="P3"><text:s text:c="4"/>} else if (profit &lt; 0) </text:p>
      <text:p text:style-name="P3">{<text:span text:style-name="T2">p</text:span>rintf("Loss",);</text:p>
      <text:p text:style-name="P2"><text:s text:c="4"/>} else {</text:p>
      <text:p text:style-name="P2"><text:s text:c="8"/>printf("No profit, no loss.\n");</text:p>
      <text:p text:style-name="P2"><text:s text:c="4"/>}<text:span text:style-name="T2">}</text:span></text:p>
      <text:p text:style-name="P2"/>
      <text:p text:style-name="P5">question 19</text:p>
      <text:p text:style-name="P5">#include &lt;stdio.h&gt;</text:p>
      <text:p text:style-name="P5">int main()</text:p>
      <text:p text:style-name="P5">{ int phy, chem, bio, math, comp; </text:p>
      <text:p text:style-name="P5"><text:s text:c="2"/>float per; </text:p>
      <text:p text:style-name="P5"><text:s text:c="4"/>printf("Enter five subjects marks: ");</text:p>
      <text:p text:style-name="P5"><text:s text:c="4"/>scanf("%d%d%d%d%d", &amp;phy, &amp;chem, &amp;bio, &amp;math, &amp;comp);</text:p>
      <text:p text:style-name="P5"><text:s text:c="4"/>per = (phy + chem + bio + math + comp) / 5;</text:p>
      <text:p text:style-name="P5"><text:s text:c="4"/>printf("Percentage = %f”, per);</text:p>
      <text:p text:style-name="P5"><text:s text:c="4"/>if(per &gt;= 90)</text:p>
      <text:p text:style-name="P5"><text:s text:c="4"/>{printf("Grade A");}</text:p>
      <text:p text:style-name="P5"><text:s text:c="4"/>else if(per &gt;= 80)</text:p>
      <text:p text:style-name="P5"><text:s text:c="4"/>{printf("Grade B");}</text:p>
      <text:p text:style-name="P5"><text:s text:c="4"/>else if(per &gt;= 70)</text:p>
      <text:p text:style-name="P5"><text:s text:c="4"/>{printf("Grade C");</text:p>
      <text:p text:style-name="P5"><text:s text:c="4"/>}</text:p>
      <text:p text:style-name="P5"><text:s text:c="4"/>else if(per &gt;= 60)</text:p>
      <text:p text:style-name="P5"><text:s text:c="4"/>{printf("Grade D");</text:p>
      <text:p text:style-name="P5"><text:soft-page-break/><text:s text:c="4"/>}</text:p>
      <text:p text:style-name="P5"><text:s text:c="4"/>else if(per &gt;= 40)</text:p>
      <text:p text:style-name="P5"><text:s text:c="4"/>{printf("Grade E");</text:p>
      <text:p text:style-name="P5"><text:s text:c="4"/>}</text:p>
      <text:p text:style-name="P5"><text:s text:c="4"/>else</text:p>
      <text:p text:style-name="P5"><text:s text:c="4"/>{printf("Grade F");</text:p>
      <text:p text:style-name="P5"><text:s text:c="4"/>}}</text:p>
      <text:p text:style-name="P5"/>
      <text:p text:style-name="P5">question 20</text:p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9-15T22:38:08.344650994</meta:creation-date>
    <dc:date>2024-09-15T23:58:20.414548081</dc:date>
    <meta:editing-duration>PT7M57S</meta:editing-duration>
    <meta:editing-cycles>1</meta:editing-cycles>
    <meta:document-statistic meta:table-count="0" meta:image-count="0" meta:object-count="0" meta:page-count="8" meta:paragraph-count="348" meta:word-count="803" meta:character-count="5833" meta:non-whitespace-character-count="5042"/>
    <meta:generator>LibreOffice/6.4.7.2$Linux_X86_64 LibreOffice_project/40$Build-2</meta:generator>
  </office:meta>
</office:document-meta>
</file>